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51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Views</text:p>
          </table:table-cell>
        </table:table-row>
        <table:table-row table:style-name="ro1">
          <table:table-cell office:value-type="string" calcext:value-type="string">
            <text:p>Otile Brown x Meddy – Dusuma</text:p>
          </table:table-cell>
          <table:table-cell office:value-type="float" office:value="41994213" calcext:value-type="float">
            <text:p>41994213</text:p>
          </table:table-cell>
        </table:table-row>
        <table:table-row table:style-name="ro1">
          <table:table-cell office:value-type="string" calcext:value-type="string">
            <text:p>Otile Brown &amp; Sanaipei Tande - Chaguo La Moyo</text:p>
          </table:table-cell>
          <table:table-cell office:value-type="float" office:value="32665749" calcext:value-type="float">
            <text:p>32665749</text:p>
          </table:table-cell>
        </table:table-row>
        <table:table-row table:style-name="ro1">
          <table:table-cell office:value-type="string" calcext:value-type="string">
            <text:p>Otile Brown X Jovial - Such Kinda Love</text:p>
          </table:table-cell>
          <table:table-cell office:value-type="float" office:value="27631342" calcext:value-type="float">
            <text:p>27631342</text:p>
          </table:table-cell>
        </table:table-row>
        <table:table-row table:style-name="ro1">
          <table:table-cell office:value-type="string" calcext:value-type="string">
            <text:p>Otile Brown X Jovial – Jeraha</text:p>
          </table:table-cell>
          <table:table-cell office:value-type="float" office:value="27335287" calcext:value-type="float">
            <text:p>27335287</text:p>
          </table:table-cell>
        </table:table-row>
        <table:table-row table:style-name="ro1">
          <table:table-cell office:value-type="string" calcext:value-type="string">
            <text:p>Otile Brown X Harmonize – Woman</text:p>
          </table:table-cell>
          <table:table-cell office:value-type="float" office:value="23182176" calcext:value-type="float">
            <text:p>23182176</text:p>
          </table:table-cell>
        </table:table-row>
        <table:table-row table:style-name="ro1">
          <table:table-cell office:value-type="string" calcext:value-type="string">
            <text:p>Otile Brown X Ruby - ONE CALL</text:p>
          </table:table-cell>
          <table:table-cell office:value-type="float" office:value="22387141" calcext:value-type="float">
            <text:p>22387141</text:p>
          </table:table-cell>
        </table:table-row>
        <table:table-row table:style-name="ro1">
          <table:table-cell office:value-type="string" calcext:value-type="string">
            <text:p>Regina - Otile Brown x Jux</text:p>
          </table:table-cell>
          <table:table-cell office:value-type="float" office:value="22381155" calcext:value-type="float">
            <text:p>22381155</text:p>
          </table:table-cell>
        </table:table-row>
        <table:table-row table:style-name="ro1">
          <table:table-cell office:value-type="string" calcext:value-type="string">
            <text:p>Otile Brown - Baby love</text:p>
          </table:table-cell>
          <table:table-cell office:value-type="float" office:value="18591822" calcext:value-type="float">
            <text:p>18591822</text:p>
          </table:table-cell>
        </table:table-row>
        <table:table-row table:style-name="ro1">
          <table:table-cell office:value-type="string" calcext:value-type="string">
            <text:p>Otile Brown – Hi</text:p>
          </table:table-cell>
          <table:table-cell office:value-type="float" office:value="12387210" calcext:value-type="float">
            <text:p>12387210</text:p>
          </table:table-cell>
        </table:table-row>
        <table:table-row table:style-name="ro1">
          <table:table-cell office:value-type="string" calcext:value-type="string">
            <text:p>Watoto Na Pombe - <text:s/>Otile Brown &amp; Mejja x Magix Enga</text:p>
          </table:table-cell>
          <table:table-cell office:value-type="float" office:value="12244333" calcext:value-type="float">
            <text:p>12244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2">00/00/0000</text:date>, <text:time style:data-style-name="N2" text:time-value="02:04:19.7188646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2T01:55:53.304380740</meta:creation-date>
    <dc:date>2024-12-22T02:06:45.064894712</dc:date>
    <meta:editing-duration>PT3M14S</meta:editing-duration>
    <meta:editing-cycles>2</meta:editing-cycles>
    <meta:generator>LibreOffice/24.2.7.2$Linux_X86_64 LibreOffice_project/420$Build-2</meta:generator>
    <meta:document-statistic meta:table-count="1" meta:cell-count="22" meta:object-count="0"/>
  </office:meta>
</office:document-meta>
</file>